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8cm" svg:stroke-color="#0b0397" draw:marker-start-width="0.242cm" draw:marker-end-width="0.242cm" draw:fill-color="#ab97fd" draw:textarea-horizontal-align="justify" draw:textarea-vertical-align="middle" draw:auto-grow-height="false" fo:min-height="4.636cm" fo:min-width="8.571cm" fo:padding-top="0.139cm" fo:padding-bottom="0.139cm" fo:padding-left="0.264cm" fo:padding-right="0.264cm"/>
      <style:paragraph-properties style:writing-mode="lr-tb"/>
    </style:style>
    <style:style style:name="gr2" style:family="graphic" style:parent-style-name="standard">
      <style:graphic-properties draw:stroke="dash" draw:stroke-dash="Long_20_Dash" svg:stroke-width="0.035cm" svg:stroke-color="#0b0397" draw:marker-start-width="0.252cm" draw:marker-end-width="0.252cm" draw:fill-color="#ecdda4" draw:textarea-horizontal-align="justify" draw:textarea-vertical-align="middle" draw:auto-grow-height="false" fo:min-height="4.636cm" fo:min-width="8.56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solid" svg:stroke-width="0.028cm" svg:stroke-color="#0b0397" draw:marker-start-width="0.242cm" draw:marker-end-width="0.242cm" draw:fill-color="#e4a82f" draw:textarea-horizontal-align="justify" draw:textarea-vertical-align="middle" draw:auto-grow-height="false" fo:min-height="4.636cm" fo:min-width="8.57cm" fo:padding-top="0.139cm" fo:padding-bottom="0.139cm" fo:padding-left="0.264cm" fo:padding-right="0.264cm"/>
      <style:paragraph-properties style:writing-mode="lr-tb"/>
    </style:style>
    <style:style style:name="gr4" style:family="graphic" style:parent-style-name="standard">
      <style:graphic-properties draw:stroke="solid" svg:stroke-width="0.028cm" svg:stroke-color="#0b0397" draw:marker-start-width="0.242cm" draw:marker-end-width="0.242cm" draw:fill-color="#c2f8fc" draw:textarea-horizontal-align="justify" draw:textarea-vertical-align="middle" draw:auto-grow-height="false" fo:min-height="4.633cm" fo:min-width="8.572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draw:stroke="solid" svg:stroke-width="0.028cm" svg:stroke-color="#0b0397" draw:marker-start-width="0.242cm" draw:marker-end-width="0.242cm" draw:fill-color="#c2f8fc" draw:textarea-horizontal-align="justify" draw:textarea-vertical-align="middle" draw:auto-grow-height="false" fo:min-height="4.633cm" fo:min-width="8.57cm" fo:padding-top="0.139cm" fo:padding-bottom="0.139cm" fo:padding-left="0.264cm" fo:padding-right="0.264cm"/>
      <style:paragraph-properties style:writing-mode="lr-tb"/>
    </style:style>
    <style:style style:name="P1" style:family="paragraph">
      <style:paragraph-properties fo:text-align="center" style:writing-mode="lr-tb"/>
      <style:text-properties fo:color="#0b0397" loext:opacity="100%" style:font-name="Century Gothic" fo:font-size="36pt" fo:font-weight="bold"/>
    </style:style>
    <style:style style:name="P2" style:family="paragraph">
      <loext:graphic-properties draw:fill-color="#ab97fd"/>
      <style:paragraph-properties fo:text-align="center" style:writing-mode="lr-tb"/>
      <style:text-properties fo:color="#0b0397" loext:opacity="100%" style:font-name="Century Gothic" fo:font-size="36pt" fo:font-weight="bold"/>
    </style:style>
    <style:style style:name="P3" style:family="paragraph">
      <loext:graphic-properties draw:fill-color="#ecdda4"/>
      <style:paragraph-properties fo:text-align="center" style:writing-mode="lr-tb"/>
      <style:text-properties fo:color="#0b0397" loext:opacity="100%" style:font-name="Century Gothic" fo:font-size="36pt" fo:font-weight="bold"/>
    </style:style>
    <style:style style:name="P4" style:family="paragraph">
      <loext:graphic-properties draw:fill-color="#e4a82f"/>
      <style:paragraph-properties fo:text-align="center" style:writing-mode="lr-tb"/>
      <style:text-properties fo:color="#0b0397" loext:opacity="100%" style:font-name="Century Gothic" fo:font-size="36pt" fo:font-weight="bold"/>
    </style:style>
    <style:style style:name="P5" style:family="paragraph">
      <loext:graphic-properties draw:fill-color="#c2f8fc"/>
      <style:paragraph-properties fo:text-align="center" style:writing-mode="lr-tb"/>
      <style:text-properties fo:color="#0b0397" loext:opacity="100%" style:font-name="Century Gothic" fo:font-size="36pt" fo:font-weight="bold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071cm" svg:height="4.886cm" svg:x="3.024cm" svg:y="3.399cm">
          <text:p text:style-name="P1"><text:span text:style-name="T1">Spark </text:span></text:p>
          <text:p text:style-name="P1"><text:span text:style-name="T1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9.069cm" svg:height="4.886cm" svg:x="16.366cm" svg:y="3.353cm">
          <text:p text:style-name="P1"><text:span text:style-name="T1">Spark </text:span></text:p>
          <text:p text:style-name="P1"><text:span text:style-name="T1">Master</text:span></text:p>
          <text:p text:style-name="P1"><text:span text:style-name="T1">(backu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9.07cm" svg:height="4.886cm" svg:x="30.02cm" svg:y="3.353cm">
          <text:p text:style-name="P1"><text:span text:style-name="T1">History 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072cm" svg:height="4.883cm" svg:x="3.205cm" svg:y="15.219cm">
          <text:p text:style-name="P1"><text:span text:style-name="T1">Spark </text:span></text:p>
          <text:p text:style-name="P1"><text:span text:style-name="T1">Worker 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072cm" svg:height="4.883cm" svg:x="16.762cm" svg:y="15.219cm">
          <text:p text:style-name="P1"><text:span text:style-name="T1">Spark </text:span></text:p>
          <text:p text:style-name="P1"><text:span text:style-name="T1">Worker 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9.07cm" svg:height="4.883cm" svg:x="30.02cm" svg:y="15.219cm">
          <text:p text:style-name="P1"><text:span text:style-name="T1">Spark </text:span></text:p>
          <text:p text:style-name="P1"><text:span text:style-name="T1">Worker 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9.07cm" svg:height="4.883cm" svg:x="30.02cm" svg:y="21.499cm">
          <text:p text:style-name="P1"><text:span text:style-name="T1">Spark </text:span></text:p>
          <text:p text:style-name="P1"><text:span text:style-name="T1">Worker 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072cm" svg:height="4.883cm" svg:x="16.762cm" svg:y="21.499cm">
          <text:p text:style-name="P1"><text:span text:style-name="T1">Spark </text:span></text:p>
          <text:p text:style-name="P1"><text:span text:style-name="T1">Worker 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9.072cm" svg:height="4.883cm" svg:x="3.205cm" svg:y="21.499cm">
          <text:p text:style-name="P1"><text:span text:style-name="T1">Spark </text:span></text:p>
          <text:p text:style-name="P1"><text:span text:style-name="T1">Worker 4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3-22T16:14:07.753070818</meta:creation-date>
    <dc:date>2021-05-09T14:09:49.535453494</dc:date>
    <meta:editing-duration>PT15M44S</meta:editing-duration>
    <meta:editing-cycles>4</meta:editing-cycles>
    <meta:generator>LibreOffice/7.1.2.2$MacOSX_X86_64 LibreOffice_project/8a45595d069ef5570103caea1b71cc9d82b2aae4</meta:generator>
    <meta:document-statistic meta:object-count="9"/>
  </office:meta>
</office:document-meta>
</file>